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1a4419" officeooo:paragraph-rsid="001a4419"/>
    </style:style>
    <style:style style:name="P2" style:family="paragraph" style:parent-style-name="Standard">
      <style:text-properties officeooo:rsid="001ae3a0" officeooo:paragraph-rsid="001ae3a0"/>
    </style:style>
    <style:style style:name="P3" style:family="paragraph" style:parent-style-name="Standard">
      <style:text-properties officeooo:rsid="001b314b" officeooo:paragraph-rsid="001b314b"/>
    </style:style>
    <style:style style:name="T1" style:family="text">
      <style:text-properties officeooo:rsid="001ae3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ri Blaker</text:p>
      <text:p text:style-name="P3">CST240 Lab 8</text:p>
      <text:p text:style-name="P3"/>
      <text:p text:style-name="P1">After programming in C, Bash, Perl, and Python this term, it is clear that all of these languages have some things in common. For instance, all four languages provide the ability to loop, conditional statements, and function or sub-routine-esque capabilities. Sharing these functionalities makes it easier to switch between languages, because, although the syntax may be different, if the end goal is the same, then the process can be pretty much the same in each language. We also used all four languages throughout the term to perform text processing tasks. All of them handle regular expressions and file I/O. While Perl might be the most specific for text-editing, all of these languages could be used to perform any task Perl could—perhaps with more lines of code—but the point is that switching languages wouldn’t inhibit one’s ability to accomplish a text-editing task. Each of the four languages also has the ability to interact with other programs and systems. All of the languages can execute shell commands, call system APIs, and utilize external libraries. All four languages are equally versatile in their ability to interact across a wide range of externals. <text:span text:style-name="T1">This last point, in particular, makes it easy to switch between languages—because you can literally write a program in one language that calls a subroutine in another language.</text:span></text:p>
      <text:p text:style-name="P1"/>
      <text:p text:style-name="P2">While the commonalities of these languages provide benefits, there are also contrasting aspects of the four languages to be noted—the most obvious of which is syntax. Bash focuses on command-line scripting, while C uses lower-level commands and explicit memory management. Perl is much more symbol-heavy—requiring either intricate Perl knowledge or constant syntax-look-ups. Python uses whitespace-based indentation and leaves out the semicolons that all of these other languages rely on for command termination significance. </text:p>
      <text:p text:style-name="P2"/>
      <text:p text:style-name="P2">Beyond syntax, each language was actually designed with a different purpose in mind. Perl is for manipulation and processing—pattern matching and regular expressions. Bash is for scripting and automating command-line operations. While C is general purpose, it is often used for systems programming and performance-critical tasks. And though Python is known for its versatility, it excels further than these other languages in machine learning, data analysis, and web development. </text:p>
      <text:p text:style-name="P2"/>
      <text:p text:style-name="P3">Lastly in regards to the languages’ differences, C is better used for direct access to hardware. Bash is best used for simple scripting. Perl is best used for string manipulation. And Python is all about rapid development. </text:p>
      <text:p text:style-name="P3"/>
      <text:p text:style-name="P3">All in all, the four languages each have their strong suits and weak spots. I think it’s fair to say that my “favorite” would vary depending on the task—however, because I have more experience with not only Python and C as languages, but also the types of tasks that make the most sense to script in those two languages, I would probably have to narrow my favorite down to those two. I do appreciate the simplicity of Python—I will never stop being frustrated by the missed semicolon that takes me thirty minutes to find in my C code. <text:line-break/><text:line-break/>As far as my least favorite language, it’s definitely Perl. And that’s because it is so incredibly subjective and unintuitive. Someone just assigned intricate functionality to any random single symbol on the keyboard. While that has made an incredibly powerful tool out of the language, it’s also the kind of tool that a noobie picks up and has NO idea how to use it, what to do with it, or where to even begin learning. Again, my lack of experience with the language and the lack of needing the tools it has in the problems I’ve solved so far contribute greatly to this opinion. If I get a job or something where I need to do text editing, I’m sure this opinion will transition quickly and strong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16:12:32.505250498</meta:creation-date>
    <dc:date>2023-06-07T16:43:15.972748957</dc:date>
    <meta:editing-duration>PT9M6S</meta:editing-duration>
    <meta:editing-cycles>1</meta:editing-cycles>
    <meta:document-statistic meta:table-count="0" meta:image-count="0" meta:object-count="0" meta:page-count="1" meta:paragraph-count="7" meta:word-count="634" meta:character-count="3838" meta:non-whitespace-character-count="3214"/>
    <meta:generator>LibreOffice/7.3.7.2$Linux_X86_64 LibreOffice_project/30$Build-2</meta:generator>
  </office:meta>
</office:document-meta>
</file>